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onaco, 'Andale Mono', 'Ubuntu Mono', monospace"/>
    <style:font-face style:name="PTMono-Regular" svg:font-family="PTMono-Regular"/>
    <style:font-face style:name="Roboto" svg:font-family="Roboto, Arial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egrito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font-name="Times New Roman" fo:font-size="14pt" style:font-size-asian="14pt" style:font-size-complex="14pt"/>
    </style:style>
    <style:style style:name="P2" style:family="paragraph" style:parent-style-name="Preformatted_20_Text">
      <style:paragraph-properties fo:margin-left="0cm" fo:margin-right="0cm" fo:text-indent="0cm" style:auto-text-indent="false"/>
      <style:text-properties officeooo:paragraph-rsid="0001f4df"/>
    </style:style>
    <style:style style:name="P3" style:family="paragraph" style:parent-style-name="Preformatted_20_Text">
      <style:paragraph-properties fo:margin-left="0cm" fo:margin-right="0cm" fo:text-align="center" style:justify-single-word="false" fo:text-indent="0cm" style:auto-text-indent="false"/>
      <style:text-properties officeooo:paragraph-rsid="0001f4df"/>
    </style:style>
    <style:style style:name="P4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officeooo:paragraph-rsid="0001f4df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paragraph-rsid="0002171a"/>
    </style:style>
    <style:style style:name="P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02171a"/>
    </style:style>
    <style:style style:name="P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025cd3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025cd3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03ec15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rsid="00025cd3" officeooo:paragraph-rsid="00025cd3"/>
    </style:style>
    <style:style style:name="T1" style:family="text">
      <style:text-properties fo:font-variant="normal" fo:text-transform="none" fo:color="#3c4043" loext:opacity="100%" fo:letter-spacing="normal" fo:font-style="normal" fo:font-weight="normal"/>
    </style:style>
    <style:style style:name="T2" style:family="text">
      <style:text-properties fo:font-variant="normal" fo:text-transform="none" fo:color="#3c4043" loext:opacity="100%" fo:letter-spacing="normal" fo:font-style="normal" fo:font-weight="normal" officeooo:rsid="0000cddd"/>
    </style:style>
    <style:style style:name="T3" style:family="text">
      <style:text-properties fo:font-variant="normal" fo:text-transform="none" fo:color="#3c4043" loext:opacity="100%" fo:letter-spacing="normal" fo:font-style="normal" fo:font-weight="normal" officeooo:rsid="0003ec15" style:font-weight-asian="normal" style:font-weight-complex="normal"/>
    </style:style>
    <style:style style:name="T4" style:family="text">
      <style:text-properties fo:font-variant="normal" fo:text-transform="none" fo:color="#3c4043" loext:opacity="100%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3c4043" loext:opacity="100%" fo:letter-spacing="normal" fo:font-style="normal" fo:font-weight="bold" officeooo:rsid="00025cd3" style:font-weight-asian="bold" style:font-weight-complex="bold"/>
    </style:style>
    <style:style style:name="T6" style:family="text">
      <style:text-properties fo:font-variant="normal" fo:text-transform="none" fo:color="#3c4043" loext:opacity="100%" fo:letter-spacing="normal" fo:font-style="normal" fo:font-weight="bold" officeooo:rsid="0003ec15" style:font-weight-asian="bold" style:font-weight-complex="bold"/>
    </style:style>
    <style:style style:name="T7" style:family="text">
      <style:text-properties fo:font-variant="normal" fo:text-transform="none" fo:color="#3c4043" loext:opacity="100%" fo:font-size="12pt" fo:letter-spacing="normal" fo:font-style="normal" fo:font-weight="bold" officeooo:rsid="0001f4df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3c4043" loext:opacity="100%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3c4043" loext:opacity="100%" style:font-name="Times New Roman" fo:font-size="12pt" fo:letter-spacing="normal" fo:font-style="normal" fo:font-weight="normal" officeooo:rsid="0000cddd" style:font-size-asian="12pt" style:font-size-complex="12pt"/>
    </style:style>
    <style:style style:name="T10" style:family="text">
      <style:text-properties fo:font-variant="normal" fo:text-transform="none" fo:color="#3c4043" loext:opacity="100%" style:font-name="Times New Roman" fo:font-size="12pt" fo:letter-spacing="normal" fo:font-style="normal" fo:font-weight="normal" officeooo:rsid="0002171a" style:font-size-asian="12pt" style:font-size-complex="12pt"/>
    </style:style>
    <style:style style:name="T11" style:family="text">
      <style:text-properties fo:font-variant="normal" fo:text-transform="none" fo:color="#3c4043" loext:opacity="100%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3c4043" loext:opacity="100%" style:font-name="Times New Roman" fo:font-size="12pt" fo:letter-spacing="normal" fo:font-style="normal" fo:font-weight="bold" officeooo:rsid="0001f4df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3c4043" loext:opacity="100%" style:font-name="Times New Roman" fo:font-size="12pt" fo:letter-spacing="normal" fo:font-style="normal" fo:font-weight="bold" officeooo:rsid="0002171a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3c4043" loext:opacity="100%" style:font-name="Times New Roman" fo:font-size="12pt" fo:letter-spacing="normal" fo:font-style="normal" fo:font-weight="bold" style:font-name-asian="NSimSun1" style:font-size-asian="12pt" style:font-weight-asian="bold" style:font-name-complex="Liberation Mono" style:font-size-complex="12pt" style:font-weight-complex="bold"/>
    </style:style>
    <style:style style:name="T15" style:family="text">
      <style:text-properties fo:font-variant="normal" fo:text-transform="none" fo:color="#3c4043" loext:opacity="100%" style:font-name="Times New Roman" fo:font-size="12pt" fo:letter-spacing="normal" fo:font-style="normal" fo:font-weight="bold" officeooo:rsid="0001f4df" style:font-name-asian="NSimSun1" style:font-size-asian="12pt" style:font-weight-asian="bold" style:font-name-complex="Liberation Mono" style:font-size-complex="12pt" style:font-weight-complex="bold"/>
    </style:style>
    <style:style style:name="T16" style:family="text">
      <style:text-properties fo:font-variant="normal" fo:text-transform="none" fo:color="#3c4043" loext:opacity="100%" style:font-name="Times New Roman" fo:font-size="12pt" fo:letter-spacing="normal" fo:font-style="normal" fo:font-weight="bold" officeooo:rsid="0002171a" style:font-name-asian="NSimSun1" style:font-size-asian="12pt" style:font-weight-asian="bold" style:font-name-complex="Liberation Mono" style:font-size-complex="12pt" style:font-weight-complex="bold"/>
    </style:style>
    <style:style style:name="T17" style:family="text">
      <style:text-properties style:font-name="Times New Roman" fo:font-size="12pt" style:font-size-asian="12pt" style:font-size-complex="12pt"/>
    </style:style>
    <style:style style:name="T18" style:family="text">
      <style:text-properties style:font-name="Times New Roman" fo:font-size="12pt" fo:font-weight="bold" style:font-size-asian="12pt" style:font-weight-asian="bold" style:font-size-complex="12pt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va de PHP</text:h>
      <text:p text:style-name="P4">Kemily Rafaelly Heleno nº10 73C</text:p>
      <text:p text:style-name="P5"><text:span text:style-name="T2">1) </text:span><text:span text:style-name="T1">De um exemplo de um SQL injection: uma sentença SQL que foi alterada por uma entrada de dados não tratada.</text:span><text:line-break/><text:span text:style-name="T1">Indique o que é SQL e o que foi inserido. (1,0)</text:span></text:p>
      <text:p text:style-name="P2"><text:span text:style-name="Source_20_Text"><text:span text:style-name="T12">R - </text:span></text:span></text:p>
      <text:p text:style-name="P3"><text:span text:style-name="Source_20_Text"><text:span text:style-name="T15">v</text:span></text:span><text:span text:style-name="Source_20_Text"><text:span text:style-name="T15">ar sq</text:span></text:span><text:span text:style-name="Source_20_Text"><text:span text:style-name="T15">l</text:span></text:span><text:span text:style-name="Source_20_Text"><text:span text:style-name="T11"> = “SELECT * FROM users WHERE username =’”</text:span></text:span><text:span text:style-name="Source_20_Text"><text:span text:style-name="T11">+ username +” ‘</text:span></text:span><text:span text:style-name="Source_20_Text"><text:span text:style-name="T18">and password =’ “+ password +’”;</text:span></text:span></text:p>
      <text:p text:style-name="P6"><text:span text:style-name="T10">Neste código qualquer usuário mal intencionado que saiba um nome de usuário pode “burlar” a digitação da senha trocando o colocando os parâmetros:</text:span></text:p>
      <text:p text:style-name="P7"><text:span text:style-name="T13">Username: admin’--</text:span></text:p>
      <text:p text:style-name="P8"><text:span text:style-name="T13">Password: </text:span></text:p>
      <text:p text:style-name="P10"><text:span text:style-name="T8">2) Escreva como v</text:span><text:span text:style-name="T9">o</text:span><text:span text:style-name="T8">c</text:span><text:span text:style-name="T9">ê</text:span><text:span text:style-name="T8"> insta</text:span><text:span text:style-name="T1">nciaria um objeto de conexão da classe PDO que se conecta no banco 73ABC do servidor 10.10.20.20 com usuário adm senha adm. (1,0)</text:span></text:p>
      <text:p text:style-name="P10"><text:span text:style-name="T6">R – </text:span><text:span text:style-name="T3">Não sei.</text:span><text:line-break/><text:line-break/><text:span text:style-name="T1">3) Escreva o trecho de código necessário para inserir – usando PDO – um registro na tabela USUÁRIOS: (2,0)</text:span><text:line-break/><text:span text:style-name="T1">&gt;&gt; Código 1, Nome MARCELO PROF, Nasc 15/10/1971, Sexo MASC</text:span><text:line-break/><text:span text:style-name="T1">a) Todos os valores com exceção de Sexo estão em variáveis que serão concatenadas ao SQL</text:span><text:line-break/><text:span text:style-name="T1">b) O campo Sexo será passado como parâmetro</text:span></text:p>
      <text:p text:style-name="P9"><text:span text:style-name="T5">R - <text:tab/>$codigo = 1;</text:span></text:p>
      <text:p text:style-name="P9"><text:span text:style-name="T5"><text:tab/>$nome = Marcelo Prof;</text:span></text:p>
      <text:p text:style-name="P9"><text:span text:style-name="T5"><text:tab/>$nasc = 12/10/1971;</text:span></text:p>
      <text:p text:style-name="P9"><text:span text:style-name="T5"><text:tab/>$sexo = Masc;</text:span></text:p>
      <text:p text:style-name="P9"><text:span text:style-name="T5"><text:tab/>$stmt = $PDO→prepare($sql);</text:span></text:p>
      <text:p text:style-name="P11"><text:span text:style-name="T4"><text:tab/>$stmt→bindParam(‘:sexo’, $sexo);</text:span></text:p>
      <text:p text:style-name="P11"><text:soft-page-break/><text:span text:style-name="T4"><text:tab/>$result = $stmt→execute();</text:span></text:p>
      <text:p text:style-name="P11"><text:span text:style-name="T4"><text:tab/>if (! $result)</text:span></text:p>
      <text:p text:style-name="P11"><text:span text:style-name="T4"><text:tab/>{</text:span></text:p>
      <text:p text:style-name="P11"><text:span text:style-name="T4"><text:tab/><text:tab/>var_dump($stmt→errorInfo() );</text:span></text:p>
      <text:p text:style-name="P11"><text:span text:style-name="T4"><text:tab/><text:tab/>exit;</text:span></text:p>
      <text:p text:style-name="P11"><text:span text:style-name="T4"><text:tab/>}</text:span></text:p>
      <text:p text:style-name="P11"><text:span text:style-name="T4"><text:tab/>echo $stmt→rowCount() . “Linhas Alteradas”;</text:span></text:p>
      <text:p text:style-name="P9"><text:span text:style-name="T1">4) Escreva o trecho de código necessário para retornar por select o registro inserido no exercício anterior.</text:span></text:p>
      <text:p text:style-name="P10"><text:span text:style-name="T6">R - <text:tab/>$search = $_GET[‘search’];</text:span></text:p>
      <text:p text:style-name="P10"><text:span text:style-name="T6"><text:tab/>$sql = “SELECT * FROM usuarios WHERE nome LIKE ‘%” .$search. “%’”;</text:span></text:p>
      <text:p text:style-name="P10"><text:span text:style-name="T6"><text:tab/>$result = $PDO→query($sql);</text:span></text:p>
      <text:p text:style-name="P10"><text:span text:style-name="T6"><text:tab/>$rows = $result→fetchALL(PDO::FEITH_ASSOC);</text:span></text:p>
      <text:p text:style-name="P10"><text:line-break/><text:span text:style-name="T1">O parâmetro de busca é "%MARCELO%" e Sexo “MASC” - ou seja, todos os MARCELOS de que tenham informado sexo masculino. (2,0)</text:span><text:line-break/><text:line-break/><text:span text:style-name="T1">5) Se o campo QTD &gt; 0 a zero, insira o link de compra, senão, traga uma imagem que indique “sem estoque”.</text:span><text:line-break/><text:span text:style-name="T1">Como v</text:span><text:span text:style-name="T2">o</text:span><text:span text:style-name="T1">c</text:span><text:span text:style-name="T2">ê</text:span><text:span text:style-name="T1"> faria isso? Faça o mais simples </text:span><text:span text:style-name="T2">OK</text:span><text:span text:style-name="T1">? (1,0)</text:span> </text:p>
      <text:p text:style-name="P10"><text:span text:style-name="T6">R – </text:span><text:span text:style-name="T3">Não sei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onaco, 'Andale Mono', 'Ubuntu Mono', monospace"/>
    <style:font-face style:name="PTMono-Regular" svg:font-family="PTMono-Regular"/>
    <style:font-face style:name="Roboto" svg:font-family="Roboto, Arial, sans-serif"/>
    <style:font-face style:name="inherit" svg:font-family="inherit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Negrito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499cm" style:contextual-spacing="false" fo:line-height="150%" fo:text-indent="0.499cm" style:auto-text-indent="false" style:page-number="auto"/>
      <style:text-properties style:font-name="Times New Roman1" fo:font-family="'Times New Roman'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line-height="150%">
        <style:tab-stops/>
      </style:paragraph-properties>
      <style:text-properties fo:text-transform="uppercase" style:font-name="Times New Roman2" fo:font-family="'Times New Roman'" style:font-style-name="Negrito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4T19:16:59.476000000</meta:creation-date>
    <dc:date>2021-04-14T20:09:36.685000000</dc:date>
    <meta:editing-duration>PT32S</meta:editing-duration>
    <meta:editing-cycles>1</meta:editing-cycles>
    <meta:document-statistic meta:table-count="0" meta:image-count="0" meta:object-count="0" meta:page-count="2" meta:paragraph-count="30" meta:word-count="300" meta:character-count="1777" meta:non-whitespace-character-count="1478"/>
    <meta:generator>LibreOffice/7.1.2.2$Windows_X86_64 LibreOffice_project/8a45595d069ef5570103caea1b71cc9d82b2aae4</meta:generator>
  </office:meta>
</office:document-meta>
</file>